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3E80C88BF99AFB7CAAD.png" manifest:media-type="image/png"/>
  <manifest:file-entry manifest:full-path="Pictures/10000001000003E8000003E811621F75F762A3E4.png" manifest:media-type="image/png"/>
  <manifest:file-entry manifest:full-path="Pictures/10000001000003E8000003E851DF63039E243FF6.png" manifest:media-type="image/png"/>
  <manifest:file-entry manifest:full-path="Pictures/10000001000003E8000003E81D439C78B57128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723"/>
    </style:style>
    <style:style style:name="T1" style:family="text">
      <style:text-properties officeooo:rsid="0001f72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3" text:anchor-type="as-char" svg:width="5.001cm" svg:height="5.001cm" draw:z-index="0"><draw:image xlink:href="Pictures/10000001000003E8000003E81D439C78B5712853.png" xlink:type="simple" xlink:show="embed" xlink:actuate="onLoad" draw:mime-type="image/png"/></draw:frame><text:s text:c="2"/><text:tab/><draw:frame draw:style-name="fr2" draw:name="Image1" text:anchor-type="as-char" svg:width="5.001cm" svg:height="5.001cm" draw:z-index="1"><draw:image xlink:href="Pictures/10000001000003E8000003E81D439C78B5712853.png" xlink:type="simple" xlink:show="embed" xlink:actuate="onLoad" draw:mime-type="image/png"/></draw:frame><text:tab/> <text:s text:c="6"/><draw:frame draw:style-name="fr2" draw:name="Image2" text:anchor-type="as-char" svg:width="5.001cm" svg:height="5.001cm" draw:z-index="2"><draw:image xlink:href="Pictures/10000001000003E8000003E81D439C78B5712853.png" xlink:type="simple" xlink:show="embed" xlink:actuate="onLoad" draw:mime-type="image/png"/></draw:frame></text:p>
      <text:p text:style-name="Standard"/>
      <text:p text:style-name="P1"><draw:frame draw:style-name="fr2" draw:name="Image4" text:anchor-type="as-char" svg:width="5.001cm" svg:height="5.001cm" draw:z-index="3"><draw:image xlink:href="Pictures/10000001000003E8000003E81D439C78B5712853.png" xlink:type="simple" xlink:show="embed" xlink:actuate="onLoad" draw:mime-type="image/png"/></draw:frame><text:s text:c="2"/><text:tab/><draw:frame draw:style-name="fr2" draw:name="Image5" text:anchor-type="as-char" svg:width="5.001cm" svg:height="5.001cm" draw:z-index="4"><draw:image xlink:href="Pictures/10000001000003E8000003E81D439C78B5712853.png" xlink:type="simple" xlink:show="embed" xlink:actuate="onLoad" draw:mime-type="image/png"/></draw:frame><text:tab/> <text:s text:c="6"/><draw:frame draw:style-name="fr2" draw:name="Image6" text:anchor-type="as-char" svg:width="5.001cm" svg:height="5.001cm" draw:z-index="5"><draw:image xlink:href="Pictures/10000001000003E8000003E81D439C78B5712853.png" xlink:type="simple" xlink:show="embed" xlink:actuate="onLoad" draw:mime-type="image/png"/></draw:frame></text:p>
      <text:p text:style-name="P1"/>
      <text:p text:style-name="P1"><draw:frame draw:style-name="fr2" draw:name="Image7" text:anchor-type="as-char" svg:width="5.001cm" svg:height="5.001cm" draw:z-index="6"><draw:image xlink:href="Pictures/10000001000003E8000003E81D439C78B5712853.png" xlink:type="simple" xlink:show="embed" xlink:actuate="onLoad" draw:mime-type="image/png"/></draw:frame><text:s text:c="2"/><text:tab/><draw:frame draw:style-name="fr2" draw:name="Image8" text:anchor-type="as-char" svg:width="5.001cm" svg:height="5.001cm" draw:z-index="7"><draw:image xlink:href="Pictures/10000001000003E8000003E81D439C78B5712853.png" xlink:type="simple" xlink:show="embed" xlink:actuate="onLoad" draw:mime-type="image/png"/></draw:frame><text:tab/> <text:s text:c="6"/><draw:frame draw:style-name="fr2" draw:name="Image9" text:anchor-type="as-char" svg:width="5.001cm" svg:height="5.001cm" draw:z-index="8"><draw:image xlink:href="Pictures/10000001000003E8000003E81D439C78B5712853.png" xlink:type="simple" xlink:show="embed" xlink:actuate="onLoad" draw:mime-type="image/png"/></draw:frame></text:p>
      <text:p text:style-name="P1"/>
      <text:p text:style-name="P1"><draw:frame draw:style-name="fr2" draw:name="Image10" text:anchor-type="as-char" svg:width="5.001cm" svg:height="5.001cm" draw:z-index="9"><draw:image xlink:href="Pictures/10000001000003E8000003E81D439C78B5712853.png" xlink:type="simple" xlink:show="embed" xlink:actuate="onLoad" draw:mime-type="image/png"/></draw:frame><text:s text:c="2"/><text:tab/><draw:frame draw:style-name="fr2" draw:name="Image11" text:anchor-type="as-char" svg:width="5.001cm" svg:height="5.001cm" draw:z-index="10"><draw:image xlink:href="Pictures/10000001000003E8000003E81D439C78B5712853.png" xlink:type="simple" xlink:show="embed" xlink:actuate="onLoad" draw:mime-type="image/png"/></draw:frame><text:tab/> <text:s text:c="6"/><draw:frame draw:style-name="fr2" draw:name="Image12" text:anchor-type="as-char" svg:width="5.001cm" svg:height="5.001cm" draw:z-index="11"><draw:image xlink:href="Pictures/10000001000003E8000003E81D439C78B5712853.png" xlink:type="simple" xlink:show="embed" xlink:actuate="onLoad" draw:mime-type="image/png"/></draw:frame></text:p>
      <text:p text:style-name="P1"/>
      <text:p text:style-name="P1"><draw:frame draw:style-name="fr2" draw:name="Image13" text:anchor-type="as-char" svg:width="5.001cm" svg:height="5.001cm" draw:z-index="12"><draw:image xlink:href="Pictures/10000001000003E8000003E81D439C78B5712853.png" xlink:type="simple" xlink:show="embed" xlink:actuate="onLoad" draw:mime-type="image/png"/></draw:frame><text:s text:c="2"/><text:tab/><draw:frame draw:style-name="fr2" draw:name="Image14" text:anchor-type="as-char" svg:width="5.001cm" svg:height="5.001cm" draw:z-index="13"><draw:image xlink:href="Pictures/10000001000003E8000003E81D439C78B5712853.png" xlink:type="simple" xlink:show="embed" xlink:actuate="onLoad" draw:mime-type="image/png"/></draw:frame><text:tab/> <text:s text:c="6"/><draw:frame draw:style-name="fr2" draw:name="Image15" text:anchor-type="as-char" svg:width="5.001cm" svg:height="5.001cm" draw:z-index="14"><draw:image xlink:href="Pictures/10000001000003E8000003E81D439C78B5712853.png" xlink:type="simple" xlink:show="embed" xlink:actuate="onLoad" draw:mime-type="image/png"/></draw:frame></text:p>
      <text:p text:style-name="P1"><text:soft-page-break/><draw:frame draw:style-name="fr1" draw:name="Image16" text:anchor-type="as-char" svg:width="5.001cm" svg:height="5.001cm" draw:z-index="15"><draw:image xlink:href="Pictures/10000001000003E8000003E851DF63039E243FF6.png" xlink:type="simple" xlink:show="embed" xlink:actuate="onLoad" draw:mime-type="image/png"/></draw:frame><text:s/><text:tab/><draw:frame draw:style-name="fr1" draw:name="Image17" text:anchor-type="as-char" svg:width="5.001cm" svg:height="5.001cm" draw:z-index="16"><draw:image xlink:href="Pictures/10000001000003E8000003E851DF63039E243FF6.png" xlink:type="simple" xlink:show="embed" xlink:actuate="onLoad" draw:mime-type="image/png"/></draw:frame> <text:tab/><draw:frame draw:style-name="fr1" draw:name="Image18" text:anchor-type="as-char" svg:width="5.001cm" svg:height="5.001cm" draw:z-index="17"><draw:image xlink:href="Pictures/10000001000003E8000003E851DF63039E243FF6.png" xlink:type="simple" xlink:show="embed" xlink:actuate="onLoad" draw:mime-type="image/png"/></draw:frame></text:p>
      <text:p text:style-name="P1"/>
      <text:p text:style-name="P1"><draw:frame draw:style-name="fr1" draw:name="Image19" text:anchor-type="as-char" svg:width="5.001cm" svg:height="5.001cm" draw:z-index="18"><draw:image xlink:href="Pictures/10000001000003E8000003E851DF63039E243FF6.png" xlink:type="simple" xlink:show="embed" xlink:actuate="onLoad" draw:mime-type="image/png"/></draw:frame><text:s/><text:tab/><draw:frame draw:style-name="fr1" draw:name="Image20" text:anchor-type="as-char" svg:width="5.001cm" svg:height="5.001cm" draw:z-index="19"><draw:image xlink:href="Pictures/10000001000003E8000003E851DF63039E243FF6.png" xlink:type="simple" xlink:show="embed" xlink:actuate="onLoad" draw:mime-type="image/png"/></draw:frame> <text:tab/><draw:frame draw:style-name="fr1" draw:name="Image21" text:anchor-type="as-char" svg:width="5.001cm" svg:height="5.001cm" draw:z-index="20"><draw:image xlink:href="Pictures/10000001000003E8000003E851DF63039E243FF6.png" xlink:type="simple" xlink:show="embed" xlink:actuate="onLoad" draw:mime-type="image/png"/></draw:frame></text:p>
      <text:p text:style-name="P1"/>
      <text:p text:style-name="P1"><draw:frame draw:style-name="fr1" draw:name="Image22" text:anchor-type="as-char" svg:width="5.001cm" svg:height="5.001cm" draw:z-index="21"><draw:image xlink:href="Pictures/10000001000003E8000003E851DF63039E243FF6.png" xlink:type="simple" xlink:show="embed" xlink:actuate="onLoad" draw:mime-type="image/png"/></draw:frame><text:s/><text:tab/><draw:frame draw:style-name="fr1" draw:name="Image23" text:anchor-type="as-char" svg:width="5.001cm" svg:height="5.001cm" draw:z-index="22"><draw:image xlink:href="Pictures/10000001000003E8000003E851DF63039E243FF6.png" xlink:type="simple" xlink:show="embed" xlink:actuate="onLoad" draw:mime-type="image/png"/></draw:frame> <text:tab/><draw:frame draw:style-name="fr1" draw:name="Image24" text:anchor-type="as-char" svg:width="5.001cm" svg:height="5.001cm" draw:z-index="23"><draw:image xlink:href="Pictures/10000001000003E8000003E851DF63039E243FF6.png" xlink:type="simple" xlink:show="embed" xlink:actuate="onLoad" draw:mime-type="image/png"/></draw:frame></text:p>
      <text:p text:style-name="P1"/>
      <text:p text:style-name="P1"><draw:frame draw:style-name="fr1" draw:name="Image25" text:anchor-type="as-char" svg:width="5.001cm" svg:height="5.001cm" draw:z-index="24"><draw:image xlink:href="Pictures/10000001000003E8000003E851DF63039E243FF6.png" xlink:type="simple" xlink:show="embed" xlink:actuate="onLoad" draw:mime-type="image/png"/></draw:frame><text:s/><text:tab/><draw:frame draw:style-name="fr1" draw:name="Image26" text:anchor-type="as-char" svg:width="5.001cm" svg:height="5.001cm" draw:z-index="25"><draw:image xlink:href="Pictures/10000001000003E8000003E851DF63039E243FF6.png" xlink:type="simple" xlink:show="embed" xlink:actuate="onLoad" draw:mime-type="image/png"/></draw:frame> <text:tab/><draw:frame draw:style-name="fr1" draw:name="Image27" text:anchor-type="as-char" svg:width="5.001cm" svg:height="5.001cm" draw:z-index="26"><draw:image xlink:href="Pictures/10000001000003E8000003E851DF63039E243FF6.png" xlink:type="simple" xlink:show="embed" xlink:actuate="onLoad" draw:mime-type="image/png"/></draw:frame></text:p>
      <text:p text:style-name="P1"/>
      <text:p text:style-name="P1"><draw:frame draw:style-name="fr1" draw:name="Image28" text:anchor-type="as-char" svg:width="5.001cm" svg:height="5.001cm" draw:z-index="27"><draw:image xlink:href="Pictures/10000001000003E8000003E851DF63039E243FF6.png" xlink:type="simple" xlink:show="embed" xlink:actuate="onLoad" draw:mime-type="image/png"/></draw:frame><text:s/><text:tab/><draw:frame draw:style-name="fr1" draw:name="Image29" text:anchor-type="as-char" svg:width="5.001cm" svg:height="5.001cm" draw:z-index="28"><draw:image xlink:href="Pictures/10000001000003E8000003E851DF63039E243FF6.png" xlink:type="simple" xlink:show="embed" xlink:actuate="onLoad" draw:mime-type="image/png"/></draw:frame> <text:tab/><draw:frame draw:style-name="fr1" draw:name="Image30" text:anchor-type="as-char" svg:width="5.001cm" svg:height="5.001cm" draw:z-index="29"><draw:image xlink:href="Pictures/10000001000003E8000003E851DF63039E243FF6.png" xlink:type="simple" xlink:show="embed" xlink:actuate="onLoad" draw:mime-type="image/png"/></draw:frame></text:p>
      <text:p text:style-name="P1"><text:soft-page-break/><draw:frame draw:style-name="fr1" draw:name="Image31" text:anchor-type="as-char" svg:width="5.001cm" svg:height="5.001cm" draw:z-index="30"><draw:image xlink:href="Pictures/10000001000003E8000003E811621F75F762A3E4.png" xlink:type="simple" xlink:show="embed" xlink:actuate="onLoad" draw:mime-type="image/png"/></draw:frame><text:s/><text:tab/><draw:frame draw:style-name="fr1" draw:name="Image32" text:anchor-type="as-char" svg:width="5.001cm" svg:height="5.001cm" draw:z-index="31"><draw:image xlink:href="Pictures/10000001000003E8000003E811621F75F762A3E4.png" xlink:type="simple" xlink:show="embed" xlink:actuate="onLoad" draw:mime-type="image/png"/></draw:frame><text:tab/><text:tab/><draw:frame draw:style-name="fr1" draw:name="Image33" text:anchor-type="as-char" svg:width="5.001cm" svg:height="5.001cm" draw:z-index="32"><draw:image xlink:href="Pictures/10000001000003E8000003E811621F75F762A3E4.png" xlink:type="simple" xlink:show="embed" xlink:actuate="onLoad" draw:mime-type="image/png"/></draw:frame></text:p>
      <text:p text:style-name="P1"/>
      <text:p text:style-name="P1"><draw:frame draw:style-name="fr1" draw:name="Image34" text:anchor-type="as-char" svg:width="5.001cm" svg:height="5.001cm" draw:z-index="33"><draw:image xlink:href="Pictures/10000001000003E8000003E811621F75F762A3E4.png" xlink:type="simple" xlink:show="embed" xlink:actuate="onLoad" draw:mime-type="image/png"/></draw:frame><text:s/><text:tab/><draw:frame draw:style-name="fr1" draw:name="Image35" text:anchor-type="as-char" svg:width="5.001cm" svg:height="5.001cm" draw:z-index="34"><draw:image xlink:href="Pictures/10000001000003E8000003E811621F75F762A3E4.png" xlink:type="simple" xlink:show="embed" xlink:actuate="onLoad" draw:mime-type="image/png"/></draw:frame><text:tab/><text:tab/><draw:frame draw:style-name="fr1" draw:name="Image36" text:anchor-type="as-char" svg:width="5.001cm" svg:height="5.001cm" draw:z-index="35"><draw:image xlink:href="Pictures/10000001000003E8000003E811621F75F762A3E4.png" xlink:type="simple" xlink:show="embed" xlink:actuate="onLoad" draw:mime-type="image/png"/></draw:frame></text:p>
      <text:p text:style-name="P1"/>
      <text:p text:style-name="P1"><draw:frame draw:style-name="fr1" draw:name="Image37" text:anchor-type="as-char" svg:width="5.001cm" svg:height="5.001cm" draw:z-index="36"><draw:image xlink:href="Pictures/10000001000003E8000003E811621F75F762A3E4.png" xlink:type="simple" xlink:show="embed" xlink:actuate="onLoad" draw:mime-type="image/png"/></draw:frame><text:s/><text:tab/><draw:frame draw:style-name="fr1" draw:name="Image38" text:anchor-type="as-char" svg:width="5.001cm" svg:height="5.001cm" draw:z-index="37"><draw:image xlink:href="Pictures/10000001000003E8000003E811621F75F762A3E4.png" xlink:type="simple" xlink:show="embed" xlink:actuate="onLoad" draw:mime-type="image/png"/></draw:frame><text:tab/><text:tab/><draw:frame draw:style-name="fr1" draw:name="Image39" text:anchor-type="as-char" svg:width="5.001cm" svg:height="5.001cm" draw:z-index="38"><draw:image xlink:href="Pictures/10000001000003E8000003E811621F75F762A3E4.png" xlink:type="simple" xlink:show="embed" xlink:actuate="onLoad" draw:mime-type="image/png"/></draw:frame></text:p>
      <text:p text:style-name="P1"/>
      <text:p text:style-name="P1"><draw:frame draw:style-name="fr1" draw:name="Image40" text:anchor-type="as-char" svg:width="5.001cm" svg:height="5.001cm" draw:z-index="39"><draw:image xlink:href="Pictures/10000001000003E8000003E811621F75F762A3E4.png" xlink:type="simple" xlink:show="embed" xlink:actuate="onLoad" draw:mime-type="image/png"/></draw:frame><text:s/><text:tab/><draw:frame draw:style-name="fr1" draw:name="Image41" text:anchor-type="as-char" svg:width="5.001cm" svg:height="5.001cm" draw:z-index="40"><draw:image xlink:href="Pictures/10000001000003E8000003E811621F75F762A3E4.png" xlink:type="simple" xlink:show="embed" xlink:actuate="onLoad" draw:mime-type="image/png"/></draw:frame><text:tab/><text:tab/><draw:frame draw:style-name="fr1" draw:name="Image42" text:anchor-type="as-char" svg:width="5.001cm" svg:height="5.001cm" draw:z-index="41"><draw:image xlink:href="Pictures/10000001000003E8000003E811621F75F762A3E4.png" xlink:type="simple" xlink:show="embed" xlink:actuate="onLoad" draw:mime-type="image/png"/></draw:frame></text:p>
      <text:p text:style-name="P1"/>
      <text:p text:style-name="P1"><draw:frame draw:style-name="fr1" draw:name="Image43" text:anchor-type="as-char" svg:width="5.001cm" svg:height="5.001cm" draw:z-index="42"><draw:image xlink:href="Pictures/10000001000003E8000003E811621F75F762A3E4.png" xlink:type="simple" xlink:show="embed" xlink:actuate="onLoad" draw:mime-type="image/png"/></draw:frame><text:s/><text:tab/><draw:frame draw:style-name="fr1" draw:name="Image44" text:anchor-type="as-char" svg:width="5.001cm" svg:height="5.001cm" draw:z-index="43"><draw:image xlink:href="Pictures/10000001000003E8000003E811621F75F762A3E4.png" xlink:type="simple" xlink:show="embed" xlink:actuate="onLoad" draw:mime-type="image/png"/></draw:frame><text:tab/><text:tab/><draw:frame draw:style-name="fr1" draw:name="Image45" text:anchor-type="as-char" svg:width="5.001cm" svg:height="5.001cm" draw:z-index="44"><draw:image xlink:href="Pictures/10000001000003E8000003E811621F75F762A3E4.png" xlink:type="simple" xlink:show="embed" xlink:actuate="onLoad" draw:mime-type="image/png"/></draw:frame></text:p>
      <text:p text:style-name="P1"><text:soft-page-break/><draw:frame draw:style-name="fr1" draw:name="Image46" text:anchor-type="as-char" svg:width="5.001cm" svg:height="5.001cm" draw:z-index="45"><draw:image xlink:href="Pictures/10000001000003E8000003E80C88BF99AFB7CAAD.png" xlink:type="simple" xlink:show="embed" xlink:actuate="onLoad" draw:mime-type="image/png"/></draw:frame><text:tab/><text:tab/><draw:frame draw:style-name="fr1" draw:name="Image47" text:anchor-type="as-char" svg:width="5.001cm" svg:height="5.001cm" draw:z-index="46"><draw:image xlink:href="Pictures/10000001000003E8000003E80C88BF99AFB7CAAD.png" xlink:type="simple" xlink:show="embed" xlink:actuate="onLoad" draw:mime-type="image/png"/></draw:frame><text:tab/><text:tab/><draw:frame draw:style-name="fr1" draw:name="Image48" text:anchor-type="as-char" svg:width="5.001cm" svg:height="5.001cm" draw:z-index="47"><draw:image xlink:href="Pictures/10000001000003E8000003E80C88BF99AFB7CAAD.png" xlink:type="simple" xlink:show="embed" xlink:actuate="onLoad" draw:mime-type="image/png"/></draw:frame></text:p>
      <text:p text:style-name="P1"/>
      <text:p text:style-name="P1"><draw:frame draw:style-name="fr1" draw:name="Image49" text:anchor-type="as-char" svg:width="5.001cm" svg:height="5.001cm" draw:z-index="48"><draw:image xlink:href="Pictures/10000001000003E8000003E80C88BF99AFB7CAAD.png" xlink:type="simple" xlink:show="embed" xlink:actuate="onLoad" draw:mime-type="image/png"/></draw:frame><text:tab/><text:tab/><draw:frame draw:style-name="fr1" draw:name="Image50" text:anchor-type="as-char" svg:width="5.001cm" svg:height="5.001cm" draw:z-index="49"><draw:image xlink:href="Pictures/10000001000003E8000003E80C88BF99AFB7CAAD.png" xlink:type="simple" xlink:show="embed" xlink:actuate="onLoad" draw:mime-type="image/png"/></draw:frame><text:tab/><text:tab/><draw:frame draw:style-name="fr1" draw:name="Image51" text:anchor-type="as-char" svg:width="5.001cm" svg:height="5.001cm" draw:z-index="50"><draw:image xlink:href="Pictures/10000001000003E8000003E80C88BF99AFB7CAAD.png" xlink:type="simple" xlink:show="embed" xlink:actuate="onLoad" draw:mime-type="image/png"/></draw:frame></text:p>
      <text:p text:style-name="P1"/>
      <text:p text:style-name="P1"><draw:frame draw:style-name="fr1" draw:name="Image52" text:anchor-type="as-char" svg:width="5.001cm" svg:height="5.001cm" draw:z-index="51"><draw:image xlink:href="Pictures/10000001000003E8000003E80C88BF99AFB7CAAD.png" xlink:type="simple" xlink:show="embed" xlink:actuate="onLoad" draw:mime-type="image/png"/></draw:frame><text:tab/><text:tab/><draw:frame draw:style-name="fr1" draw:name="Image53" text:anchor-type="as-char" svg:width="5.001cm" svg:height="5.001cm" draw:z-index="52"><draw:image xlink:href="Pictures/10000001000003E8000003E80C88BF99AFB7CAAD.png" xlink:type="simple" xlink:show="embed" xlink:actuate="onLoad" draw:mime-type="image/png"/></draw:frame><text:tab/><text:tab/><draw:frame draw:style-name="fr1" draw:name="Image54" text:anchor-type="as-char" svg:width="5.001cm" svg:height="5.001cm" draw:z-index="53"><draw:image xlink:href="Pictures/10000001000003E8000003E80C88BF99AFB7CAAD.png" xlink:type="simple" xlink:show="embed" xlink:actuate="onLoad" draw:mime-type="image/png"/></draw:frame></text:p>
      <text:p text:style-name="P1"/>
      <text:p text:style-name="P1"><draw:frame draw:style-name="fr1" draw:name="Image55" text:anchor-type="as-char" svg:width="5.001cm" svg:height="5.001cm" draw:z-index="54"><draw:image xlink:href="Pictures/10000001000003E8000003E80C88BF99AFB7CAAD.png" xlink:type="simple" xlink:show="embed" xlink:actuate="onLoad" draw:mime-type="image/png"/></draw:frame><text:tab/><text:tab/><draw:frame draw:style-name="fr1" draw:name="Image56" text:anchor-type="as-char" svg:width="5.001cm" svg:height="5.001cm" draw:z-index="55"><draw:image xlink:href="Pictures/10000001000003E8000003E80C88BF99AFB7CAAD.png" xlink:type="simple" xlink:show="embed" xlink:actuate="onLoad" draw:mime-type="image/png"/></draw:frame><text:tab/><text:tab/><draw:frame draw:style-name="fr1" draw:name="Image57" text:anchor-type="as-char" svg:width="5.001cm" svg:height="5.001cm" draw:z-index="56"><draw:image xlink:href="Pictures/10000001000003E8000003E80C88BF99AFB7CAAD.png" xlink:type="simple" xlink:show="embed" xlink:actuate="onLoad" draw:mime-type="image/png"/></draw:frame></text:p>
      <text:p text:style-name="P1"/>
      <text:p text:style-name="P1"><draw:frame draw:style-name="fr1" draw:name="Image58" text:anchor-type="as-char" svg:width="5.001cm" svg:height="5.001cm" draw:z-index="57"><draw:image xlink:href="Pictures/10000001000003E8000003E80C88BF99AFB7CAAD.png" xlink:type="simple" xlink:show="embed" xlink:actuate="onLoad" draw:mime-type="image/png"/></draw:frame><text:tab/><text:tab/><draw:frame draw:style-name="fr1" draw:name="Image59" text:anchor-type="as-char" svg:width="5.001cm" svg:height="5.001cm" draw:z-index="58"><draw:image xlink:href="Pictures/10000001000003E8000003E80C88BF99AFB7CAAD.png" xlink:type="simple" xlink:show="embed" xlink:actuate="onLoad" draw:mime-type="image/png"/></draw:frame><text:tab/><text:tab/><draw:frame draw:style-name="fr1" draw:name="Image60" text:anchor-type="as-char" svg:width="5.001cm" svg:height="5.001cm" draw:z-index="59"><draw:image xlink:href="Pictures/10000001000003E8000003E80C88BF99AFB7CA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cm" fo:margin-bottom="0.97cm" fo:margin-left="0.97cm" fo:margin-right="0.9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30:24.446667075</meta:creation-date>
    <meta:print-date>2023-09-05T20:37:29.882539504</meta:print-date>
    <dc:date>2023-09-05T20:38:05.529835185</dc:date>
    <meta:editing-duration>PT7M41S</meta:editing-duration>
    <meta:editing-cycles>1</meta:editing-cycles>
    <meta:document-statistic meta:table-count="0" meta:image-count="60" meta:object-count="0" meta:page-count="4" meta:paragraph-count="20" meta:word-count="0" meta:character-count="115" meta:non-whitespace-character-count="0"/>
    <meta:generator>LibreOffice/7.3.7.2$Linux_X86_64 LibreOffice_project/30$Build-2</meta:generator>
  </office:meta>
</office:document-meta>
</file>